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#Iteration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Issue</text:p>
          </table:table-cell>
          <table:table-cell table:style-name="Default" office:value-type="string" calcext:value-type="string">
            <text:p>EXE</text:p>
          </table:table-cell>
          <table:table-cell table:style-name="Default" office:value-type="string" calcext:value-type="string">
            <text:p>MEM</text:p>
          </table:table-cell>
          <table:table-cell table:style-name="Default" office:value-type="string" calcext:value-type="string">
            <text:p>CDBx2</text:p>
          </table:table-cell>
          <table:table-cell table:style-name="Default" office:value-type="string" calcext:value-type="string">
            <text:p>COMMITx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.d f7,f1,f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3,v3(r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m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8,f7,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x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4,v4(r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5,v5(r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9,f4,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x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.d f6,v6(r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l.d f10,f9,f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.d f11,f8,f10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d f11,v7(r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m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ui r1,r1,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i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ddi r2,r2,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i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nez r2,lo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j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1,v1(r1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2,v2(r1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m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.d f7,f1,f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d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3,v3(r1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m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8,f7,f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x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4,v4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m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5,v5(r1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m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9,f4,f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x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.d f6,v6(r1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m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.d f10,f9,f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.d f11,f8,f10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.d f11,v7(r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ui r1,r1,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i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di r2,r2,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i</text:p>
          </table:table-cell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nez r2,loo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j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20:35:07.685949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5:57:08.809190021</meta:creation-date>
    <meta:generator>LibreOffice/6.0.7.3$Linux_X86_64 LibreOffice_project/00m0$Build-3</meta:generator>
    <dc:date>2019-02-25T20:42:49.415761978</dc:date>
    <meta:editing-duration>PT14M19S</meta:editing-duration>
    <meta:editing-cycles>6</meta:editing-cycles>
    <meta:document-statistic meta:table-count="1" meta:cell-count="161" meta:object-count="0"/>
  </office:meta>
</office:document-meta>
</file>